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he Last Lecture</text:h>
      <text:p text:style-name="P1"/>
      <text:p text:style-name="P2">I think Randy Pausch is amazing and brilliant. He's funny and very charismatic. I think his old boss was right, he was made to be a salesman. <text:s/>I agree with his goal of wanting to help others accomplish their own dreams. I want to do that too. I want to make the people around me as happy as possible. I want them to succeed in life. However, something in me keeps telling me that this guy was just born to be great and I'm not. I usually feel this way towards motivational speakers. I usually think, “They had a lucky break” or “They just know the right people.” I tried to not think this as I watched the video. I wanted to keep an open mind. It's hard, though. He's done so many incredible things for virtual reality. I love Disney and was most impressed about him getting to work on Aladdin's Magic Carpet ride. I ended up thinking that it was something I couldn't accomplish. I want to so much. I want to, like him, show my child that anyone can succeed. <text:s/>I think the learning while thinking you're doing something different thing is genius. When starting this class, I was super nervous. I don't know anything about coding and the first week just felt so overwhelming. As I started to do the following week's assignments, I felt that maybe I could have fun like he was. I'm still terrified by all the information, but it's a little less daunting after seeing all the things you can do through coding. I would love to work at Disney as an artist and that is what's motivating me to work right n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urtney Welch</meta:initial-creator>
    <meta:creation-date>2022-09-28T22:51:15.03</meta:creation-date>
    <meta:document-statistic meta:table-count="0" meta:image-count="0" meta:object-count="0" meta:page-count="1" meta:paragraph-count="2" meta:word-count="284" meta:character-count="1518"/>
    <dc:date>2022-09-29T01:50:09.34</dc:date>
    <dc:creator>Courtney Welch</dc:creator>
    <meta:editing-duration>PT3M48S</meta:editing-duration>
    <meta:editing-cycles>1</meta:editing-cycles>
    <meta:generator>OpenOffice/4.1.13$Win32 OpenOffice.org_project/4113m1$Build-9810</meta:generator>
  </office:meta>
</office:document-meta>
</file>